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3796B955.png" manifest:media-type="image/png"/>
  <manifest:file-entry manifest:full-path="Pictures/1000000000000008000000082AA353A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Noto Serif CJK TC" svg:font-family="'Noto Serif CJK TC'" style:font-family-generic="system" style:font-pitch="variable"/>
    <style:font-face style:name="Source Sans Pro" svg:font-family="'Source Sans Pro'" style:font-pitch="variable"/>
  </office:font-face-decls>
  <office:automatic-styles>
    <style:style style:name="dp1" style:family="drawing-page">
      <style:drawing-page-properties presentation:transition-speed="fast"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bitmap" draw:fill-image-name="_35__20_Percent" style:repeat="repeat" loext:decorative="false"/>
    </style:style>
    <style:style style:name="gr2" style:family="graphic" style:parent-style-name="standard">
      <style:graphic-properties draw:stroke="none" draw:fill="bitmap" draw:fill-image-name="_31_0_20_Percent" style:repeat="repeat" loext:decorative="false"/>
    </style:style>
    <style:style style:name="gr3" style:family="graphic" style:parent-style-name="objectwithoutfill">
      <style:graphic-properties draw:stroke="dash" draw:stroke-dash="Dash" draw:fill="none" draw:shadow="hidden" loext:decorative="false"/>
    </style:style>
    <style:style style:name="gr4" style:family="graphic" style:parent-style-name="standard">
      <style:graphic-properties svg:stroke-width="0.05cm" svg:stroke-color="#000000" draw:marker-start-width="0.28cm" draw:marker-end-width="0.28cm" draw:fill="solid" draw:fill-color="#cccccc" loext:fill-use-slide-background="false" draw:textarea-horizontal-align="justify" draw:textarea-vertical-align="middle" draw:auto-grow-height="false" fo:min-height="16.521cm" fo:min-width="5.374cm" fo:padding-top="0.1cm" fo:padding-bottom="0.1cm" fo:padding-left="0.1cm" fo:padding-right="0.1cm" draw:shadow="visible" draw:shadow-offset-x="0.13cm" draw:shadow-offset-y="0.13cm" draw:shadow-color="#666666" loext:decorative="false"/>
    </style:style>
    <style:style style:name="gr5" style:family="graphic" style:parent-style-name="objectwithoutfill">
      <style:graphic-properties svg:stroke-color="#000000" draw:fill="solid" draw:fill-color="#cccccc" draw:shadow="hidden" draw:shadow-offset-x="0.13cm" draw:shadow-offset-y="0.13cm" draw:shadow-color="#666666" loext:decorative="false"/>
    </style:style>
    <style:style style:name="gr6" style:family="graphic" style:parent-style-name="standard">
      <style:graphic-properties svg:stroke-color="#996633" draw:marker-start="Square" draw:marker-start-width="0.3cm" draw:marker-end="Square" draw:marker-end-width="0.3cm" draw:shadow="visible" draw:shadow-offset-x="0.03cm" draw:shadow-color="#808080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362cm" draw:shadow="hidden" loext:decorative="false"/>
      <style:paragraph-properties style:writing-mode="lr-tb"/>
    </style:style>
    <style:style style:name="gr8" style:family="graphic" style:parent-style-name="standard">
      <style:graphic-properties draw:fill="solid" draw:fill-color="#ff6600" draw:textarea-horizontal-align="justify" draw:textarea-vertical-align="middle" draw:auto-grow-height="false" fo:min-height="0.784cm" fo:min-width="6.953cm" draw:shadow="hidden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ff6600" draw:textarea-horizontal-align="justify" draw:textarea-vertical-align="middle" draw:auto-grow-height="false" fo:min-height="0.785cm" fo:min-width="9.051cm" draw:shadow="hidden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cccccc" draw:auto-grow-height="true" draw:auto-grow-width="false" fo:min-height="1.186cm" draw:shadow="hidden" draw:shadow-offset-x="0.13cm" draw:shadow-offset-y="0.13cm" draw:shadow-color="#666666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312cm" draw:shadow="hidden" loext:decorative="false"/>
      <style:paragraph-properties style:writing-mode="lr-tb"/>
    </style:style>
    <style:style style:name="gr12" style:family="graphic" style:parent-style-name="standard">
      <style:graphic-properties svg:stroke-color="#336600" draw:fill-color="#009900" draw:textarea-horizontal-align="justify" draw:textarea-vertical-align="middle" draw:auto-grow-height="false" fo:min-height="0.676cm" fo:min-width="2.254cm" draw:shadow="hidden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336600" draw:fill-color="#009900" draw:textarea-horizontal-align="justify" draw:textarea-vertical-align="middle" draw:auto-grow-height="false" fo:min-height="0.664cm" fo:min-width="2.254cm" draw:shadow="hidden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336600" draw:fill-color="#009900" draw:textarea-horizontal-align="justify" draw:textarea-vertical-align="middle" draw:auto-grow-height="false" fo:min-height="0.676cm" fo:min-width="2.253cm" draw:shadow="hidden" style:writing-mode="lr-tb" loext:decorative="false"/>
      <style:paragraph-properties style:writing-mode="lr-tb"/>
    </style:style>
    <style:style style:name="gr15" style:family="graphic" style:parent-style-name="standard">
      <style:graphic-properties draw:stroke="dash" draw:stroke-dash="Dash" svg:stroke-color="#996633" draw:marker-start="Square" draw:marker-start-width="0.3cm" draw:marker-end="Square" draw:marker-end-width="0.3cm" draw:shadow="visible" draw:shadow-offset-x="0.03cm" draw:shadow-color="#808080" loext:decorative="false"/>
      <style:paragraph-properties style:writing-mode="lr-tb"/>
    </style:style>
    <style:style style:name="gr16" style:family="graphic" style:parent-style-name="standard">
      <style:graphic-properties svg:stroke-color="#336600" draw:fill-color="#009900" draw:textarea-horizontal-align="justify" draw:textarea-vertical-align="middle" draw:auto-grow-height="false" fo:min-height="0.549cm" fo:min-width="0.986cm" draw:shadow="hidden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336600" draw:fill-color="#009900" draw:textarea-horizontal-align="justify" draw:textarea-vertical-align="middle" draw:auto-grow-height="false" fo:min-height="0.541cm" fo:min-width="0.757cm" draw:shadow="hidden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36cm" draw:shadow="hidden" loext:decorative="false"/>
      <style:paragraph-properties style:writing-mode="lr-tb"/>
    </style:style>
    <style:style style:name="gr19" style:family="graphic">
      <style:graphic-properties style:protect="size" loext:decorative="false"/>
    </style:style>
    <style:style style:name="pr1" style:family="presentation" style:parent-style-name="預設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bitmap" draw:fill-image-name="_35__20_Percent" style:repeat="repeat"/>
      <style:paragraph-properties fo:text-align="center"/>
    </style:style>
    <style:style style:name="P2" style:family="paragraph">
      <loext:graphic-properties draw:fill="bitmap" draw:fill-image-name="_31_0_20_Percent" style:repeat="repeat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solid" draw:fill-color="#ff6600"/>
      <style:paragraph-properties fo:text-align="center" style:writing-mode="lr-tb"/>
      <style:text-properties fo:font-size="16pt" style:font-size-asian="16pt" style:font-size-complex="16pt"/>
    </style:style>
    <style:style style:name="P9" style:family="paragraph">
      <loext:graphic-properties draw:fill="solid" draw:fill-color="#cccccc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-color="#009900"/>
      <style:paragraph-properties fo:text-align="center" style:writing-mode="lr-tb"/>
    </style:style>
    <style:style style:name="P12" style:family="paragraph">
      <loext:graphic-properties draw:fill-color="#ffffff"/>
      <style:text-properties fo:font-size="20pt" style:font-size-asian="20pt" style:font-size-complex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預設" presentation:presentation-page-layout-name="AL1T0" presentation:use-date-time-name="dtd1">
        <office:forms form:automatic-focus="false" form:apply-design-mode="false"/>
        <draw:polygon draw:style-name="gr1" draw:text-style-name="P1" draw:layer="layout" svg:width="6.811cm" svg:height="16.72cm" svg:x="7.28cm" svg:y="2.056cm" svg:viewBox="0 0 6812 16721" draw:points="0,0 6812,7102 0,16721">
          <text:p/>
        </draw:polygon>
        <draw:polygon draw:style-name="gr2" draw:text-style-name="P2" draw:layer="layout" svg:width="3.777cm" svg:height="6.593cm" svg:x="7.369cm" svg:y="3.078cm" svg:viewBox="0 0 3778 6594" draw:points="0,0 3778,6594 0,2942">
          <text:p/>
        </draw:polygon>
        <draw:polygon draw:style-name="gr2" draw:text-style-name="P2" draw:layer="layout" svg:width="2.635cm" svg:height="11.838cm" svg:x="7.369cm" svg:y="6.319cm" svg:viewBox="0 0 2636 11839" draw:points="0,0 2636,6389 0,11839">
          <text:p/>
        </draw:polygon>
        <draw:line draw:style-name="gr3" draw:text-style-name="P3" draw:layer="layout" svg:x1="7.28cm" svg:y1="2.056cm" svg:x2="14.092cm" svg:y2="9.158cm">
          <text:p/>
        </draw:line>
        <draw:line draw:style-name="gr3" draw:text-style-name="P3" draw:layer="layout" svg:x1="7.28cm" svg:y1="3.048cm" svg:x2="11.614cm" svg:y2="10.107cm">
          <text:p/>
        </draw:line>
        <draw:line draw:style-name="gr3" draw:text-style-name="P3" draw:layer="layout" svg:x1="7.28cm" svg:y1="18.777cm" svg:x2="14.092cm" svg:y2="9.158cm">
          <text:p/>
        </draw:line>
        <draw:line draw:style-name="gr3" draw:text-style-name="P3" draw:layer="layout" svg:x1="7.28cm" svg:y1="18.158cm" svg:x2="10.005cm" svg:y2="12.708cm">
          <text:p/>
        </draw:line>
        <draw:custom-shape draw:style-name="gr4" draw:text-style-name="P4" draw:layer="layout" svg:width="5.574cm" svg:height="16.721cm" svg:x="1.706cm" svg:y="2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.706cm" svg:y1="3.048cm" svg:x2="7.279cm" svg:y2="3.048cm">
          <text:p/>
        </draw:line>
        <draw:line draw:style-name="gr5" draw:text-style-name="P4" draw:layer="layout" svg:x1="1.706cm" svg:y1="6.02cm" svg:x2="7.279cm" svg:y2="6.02cm">
          <text:p/>
        </draw:line>
        <draw:line draw:style-name="gr5" draw:text-style-name="P4" draw:layer="layout" svg:x1="1.706cm" svg:y1="18.281cm" svg:x2="7.279cm" svg:y2="18.281cm">
          <text:p/>
        </draw:line>
        <draw:line draw:style-name="gr6" draw:text-style-name="P5" draw:layer="layout" svg:x1="18.055cm" svg:y1="16.423cm" svg:x2="22.389cm" svg:y2="15.185cm">
          <text:p text:style-name="P5">home</text:p>
        </draw:line>
        <draw:line draw:style-name="gr6" draw:text-style-name="P5" draw:layer="layout" svg:x1="13.472cm" svg:y1="12.584cm" svg:x2="18.055cm" svg:y2="16.423cm">
          <text:p text:style-name="P5">dev</text:p>
        </draw:line>
        <draw:line draw:style-name="gr6" draw:text-style-name="P5" draw:layer="layout" svg:x1="14.711cm" svg:y1="5.772cm" svg:x2="18.055cm" svg:y2="16.424cm">
          <text:p text:style-name="P5">boot</text:p>
        </draw:line>
        <draw:line draw:style-name="gr6" draw:text-style-name="P5" draw:layer="layout" svg:x1="14.711cm" svg:y1="6.02cm" svg:x2="16.569cm" svg:y2="2.924cm">
          <text:p text:style-name="P5">efi</text:p>
        </draw:line>
        <draw:line draw:style-name="gr6" draw:text-style-name="P5" draw:layer="layout" svg:x1="18.074cm" svg:y1="16.442cm" svg:x2="21.771cm" svg:y2="12.708cm">
          <text:p text:style-name="P5">root</text:p>
        </draw:line>
        <draw:line draw:style-name="gr6" draw:text-style-name="P5" draw:layer="layout" svg:x1="18.093cm" svg:y1="16.463cm" svg:x2="18.172cm" svg:y2="12.089cm">
          <text:p text:style-name="P5">etc</text:p>
        </draw:line>
        <draw:line draw:style-name="gr6" draw:text-style-name="P5" draw:layer="layout" svg:x1="18.172cm" svg:y1="16.483cm" svg:x2="21.151cm" svg:y2="9.612cm">
          <text:p text:style-name="P5">usr</text:p>
        </draw:line>
        <draw:line draw:style-name="gr6" draw:text-style-name="P5" draw:layer="layout" svg:x1="14.587cm" svg:y1="5.896cm" svg:x2="19.541cm" svg:y2="5.277cm">
          <text:p text:style-name="P5">grub2</text:p>
        </draw:line>
        <draw:frame draw:style-name="gr7" draw:text-style-name="P6" draw:layer="layout" svg:width="0.619cm" svg:height="1.562cm" svg:x="17.684cm" svg:y="16.299cm">
          <draw:text-box>
            <text:p>/</text:p>
          </draw:text-box>
        </draw:frame>
        <draw:line draw:style-name="gr3" draw:text-style-name="P3" draw:layer="layout" svg:x1="7.28cm" svg:y1="6.02cm" svg:x2="10.005cm" svg:y2="12.708cm">
          <text:p/>
        </draw:line>
        <draw:line draw:style-name="gr3" draw:text-style-name="P3" draw:layer="layout" svg:x1="7.28cm" svg:y1="6.02cm" svg:x2="11.614cm" svg:y2="10.107cm">
          <text:p/>
        </draw:line>
        <draw:custom-shape draw:style-name="gr8" draw:text-style-name="P8" draw:layer="layout" svg:width="9.289cm" svg:height="1.858cm" svg:x="6.041cm" svg:y="3.048cm">
          <text:p text:style-name="P7"><text:span text:style-name="T1">掛載</text:span></text:p>
          <draw:enhanced-geometry svg:viewBox="0 0 21600 21600" draw:text-areas="?f5 ?f1 ?f6 ?f2" draw:mirror-horizontal="false" draw:mirror-vertical="false" draw:type="notched-right-arrow" draw:modifiers="16908.5371481311 5079.81345769487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8" draw:layer="layout" svg:width="12.015cm" svg:height="1.857cm" svg:x="5.421cm" svg:y="16.054cm">
          <text:p text:style-name="P7"><text:span text:style-name="T1">掛載</text:span></text:p>
          <draw:enhanced-geometry svg:viewBox="0 0 21600 21600" draw:text-areas="?f5 ?f1 ?f6 ?f2" draw:mirror-horizontal="false" draw:mirror-vertical="false" draw:type="notched-right-arrow" draw:modifiers="16908.5371481311 5079.81345769487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9" draw:layer="layout" svg:width="3.716cm" svg:height="1.386cm" svg:x="2.325cm" svg:y="4.533cm">
          <draw:text-box>
            <text:p><text:span text:style-name="T2">分割區</text:span><text:span text:style-name="T2">1</text:span></text:p>
          </draw:text-box>
        </draw:frame>
        <draw:frame draw:style-name="gr10" draw:text-style-name="P9" draw:layer="layout" svg:width="3.716cm" svg:height="1.386cm" svg:x="2.325cm" svg:y="10.852cm">
          <draw:text-box>
            <text:p><text:span text:style-name="T2">分割區</text:span><text:span text:style-name="T2">2</text:span></text:p>
          </draw:text-box>
        </draw:frame>
        <draw:frame draw:style-name="gr11" draw:text-style-name="P10" draw:layer="layout" svg:width="7.432cm" svg:height="1.512cm" svg:x="1.087cm" svg:y="-0.075cm">
          <draw:text-box>
            <text:p><text:span text:style-name="T3">磁碟裝置</text:span><text:span text:style-name="T3">(</text:span><text:span text:style-name="T3">實體</text:span><text:span text:style-name="T3">)</text:span></text:p>
          </draw:text-box>
        </draw:frame>
        <draw:frame draw:style-name="gr11" draw:text-style-name="P10" draw:layer="layout" svg:width="8.794cm" svg:height="1.512cm" svg:x="12.729cm" svg:y="-0.075cm">
          <draw:text-box>
            <text:p><text:span text:style-name="T3">檔案系統階層</text:span><text:span text:style-name="T3">(</text:span><text:span text:style-name="T3">抽象</text:span><text:span text:style-name="T3">)</text:span></text:p>
          </draw:text-box>
        </draw:frame>
        <draw:custom-shape draw:style-name="gr12" draw:text-style-name="P11" draw:layer="layout" svg:width="3.468cm" svg:height="1.238cm" svg:x="10.004cm" svg:y="12.089cm">
          <text:p text:style-name="P5">sda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1" draw:layer="layout" svg:width="3.468cm" svg:height="1.22cm" draw:transform="skewX (-0.170518667919846) rotate (-0.853815070075626) translate (11.631cm 9.353cm)">
          <text:p text:style-name="P5">sda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1" draw:layer="layout" svg:width="3.467cm" svg:height="1.238cm" draw:transform="skewX (0.000872664625997164) rotate (1.3863150248591) translate (13.043cm 12.566cm)">
          <text:p text:style-name="P5">sd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5" draw:text-style-name="P5" draw:layer="layout" svg:x1="18.198cm" svg:y1="12.355cm" svg:x2="19.17cm" svg:y2="10.727cm">
          <text:p text:style-name="P5">...</text:p>
        </draw:line>
        <draw:line draw:style-name="gr15" draw:text-style-name="P5" draw:layer="layout" svg:x1="20.942cm" svg:y1="9.898cm" svg:x2="22.638cm" svg:y2="8.869cm">
          <text:p text:style-name="P5">...</text:p>
        </draw:line>
        <draw:line draw:style-name="gr15" draw:text-style-name="P5" draw:layer="layout" svg:x1="21.581cm" svg:y1="12.89cm" svg:x2="23.277cm" svg:y2="11.965cm">
          <text:p text:style-name="P5">...</text:p>
        </draw:line>
        <draw:line draw:style-name="gr15" draw:text-style-name="P5" draw:layer="layout" svg:x1="22.097cm" svg:y1="15.262cm" svg:x2="24cm" svg:y2="14.937cm">
          <text:p text:style-name="P5">...</text:p>
        </draw:line>
        <draw:custom-shape draw:style-name="gr16" draw:text-style-name="P11" draw:layer="layout" svg:width="1.676cm" svg:height="1.059cm" draw:transform="rotate (-0.856258531028418) translate (17.623cm 10.563cm)">
          <text:p text:style-name="P5">...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1" draw:layer="layout" svg:width="1.353cm" svg:height="1.047cm" draw:transform="skewX (-0.107512281922851) rotate (-1.02381013921988) translate (21.438cm 11.057cm)">
          <text:p text:style-name="P5">...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text-style-name="P6" draw:layer="layout" svg:width="0.619cm" svg:height="1.562cm" svg:x="4.802cm" svg:y="16.299cm">
          <draw:text-box>
            <text:p>/</text:p>
          </draw:text-box>
        </draw:frame>
        <draw:frame draw:style-name="gr18" draw:text-style-name="P6" draw:layer="layout" svg:width="0.619cm" svg:height="1.56cm" svg:x="5.299cm" svg:y="3.295cm">
          <draw:text-box>
            <text:p>/</text:p>
          </draw:text-box>
        </draw:frame>
        <draw:line draw:style-name="gr15" draw:text-style-name="P5" draw:layer="layout" svg:x1="3.564cm" svg:y1="15.68cm" svg:x2="4.802cm" svg:y2="16.918cm">
          <text:p text:style-name="P5">...</text:p>
        </draw:line>
        <draw:line draw:style-name="gr15" draw:text-style-name="P5" draw:layer="layout" svg:x1="3.44cm" svg:y1="3.419cm" svg:x2="5.298cm" svg:y2="4.038cm">
          <text:p text:style-name="P5">...</text:p>
        </draw:line>
        <presentation:notes draw:style-name="dp2" presentation:use-date-time-name="dtd1">
          <draw:page-thumbnail draw:style-name="gr19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Noto Serif CJK TC" svg:font-family="'Noto Serif CJK TC'" style:font-family-generic="system" style:font-pitch="variable"/>
    <style:font-face style:name="Source Sans Pro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fill-image draw:name="_31_0_20_Percent" draw:display-name="10 Percent" xlink:href="Pictures/1000000000000008000000082AA353A8.png" xlink:type="simple" xlink:show="embed" xlink:actuate="onLoad"/>
    <draw:fill-image draw:name="_35__20_Percent" draw:display-name="5 Percent" xlink:href="Pictures/1000000000000008000000083796B955.png" xlink:type="simple" xlink:show="embed" xlink:actuate="onLoad"/>
    <draw:marker draw:name="Arrow" svg:viewBox="0 0 20 30" svg:d="M10 0l-10 30h20z"/>
    <draw:marker draw:name="Square" svg:viewBox="0 0 10 10" svg:d="M0 0h10v10h-10z"/>
    <draw:stroke-dash draw:name="Dash" draw:style="rect" draw:dots1="1" draw:dots1-length="197%" draw:distance="127%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83cm" fo:margin-bottom="0cm" fo:text-indent="0cm"/>
      <style:text-properties fo:font-size="33.9000015258789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41cm" fo:margin-bottom="0cm" fo:text-indent="0cm"/>
      <style:text-properties fo:font-size="24.2000007629395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loext:decorative="false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預設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預設-title" draw:layer="backgroundobjects" svg:width="22.859cm" svg:height="3.18cm" svg:x="1.27cm" svg:y="0.759cm" presentation:class="title" presentation:placeholder="true">
        <draw:text-box/>
      </draw:frame>
      <draw:frame draw:style-name="Mgr3" draw:text-style-name="MP5" draw:layer="backgroundobjects" svg:width="22.859cm" svg:height="11.048cm" svg:x="1.27cm" svg:y="4.457cm">
        <draw:text-box>
          <text:p/>
        </draw:text-box>
      </draw:frame>
      <draw:frame presentation:style-name="預設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7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30:53.604607629</meta:creation-date>
    <meta:editing-duration>PT1H22M33S</meta:editing-duration>
    <meta:editing-cycles>15</meta:editing-cycles>
    <meta:generator>LibreOffice/7.6.7.2$Linux_X86_64 LibreOffice_project/60$Build-2</meta:generator>
    <dc:title>Vivid</dc:title>
    <dc:date>2026-03-05T13:46:27.705672314</dc:date>
    <meta:document-statistic meta:object-count="59"/>
  </office:meta>
</office:document-meta>
</file>